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2.798cm" fo:min-width="5.3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65cm" fo:min-width="2.7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598cm" fo:min-width="2.69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0.602cm" fo:min-width="1.752cm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2.498cm" fo:min-width="5.8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0.512cm" fo:min-width="1.262cm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Ultrafine_20_Dashed" svg:stroke-width="0.053cm" svg:stroke-color="#33766e" draw:marker-start-width="0.279cm" draw:marker-end-width="0.279cm" draw:opacity="0%" draw:textarea-horizontal-align="justify" draw:textarea-vertical-align="middle" draw:auto-grow-height="false" fo:min-height="2.598cm" fo:min-width="6.35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1.682cm" fo:min-width="3.132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33766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53cm" svg:stroke-color="#33766e" draw:marker-start-width="0.279cm" draw:marker-end-width="0.279cm" draw:opacity="0%" draw:textarea-horizontal-align="justify" draw:textarea-vertical-align="middle" draw:auto-grow-height="false" fo:min-height="0.602cm" fo:min-width="1.85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color="#33766e" fo:font-size="16pt" style:font-size-asian="16pt" style:font-size-complex="16pt"/>
    </style:style>
    <style:style style:name="P3" style:family="paragraph">
      <style:paragraph-properties fo:text-align="center"/>
      <style:text-properties fo:color="#33766e" fo:font-size="14pt" style:font-size-asian="14pt" style:font-size-complex="14pt"/>
    </style:style>
    <style:style style:name="P4" style:family="paragraph">
      <loext:graphic-properties draw:opacity="0%"/>
      <style:paragraph-properties fo:text-align="center"/>
      <style:text-properties fo:color="#33766e" fo:font-size="14pt" style:font-size-asian="14pt" style:font-size-complex="14pt"/>
    </style:style>
    <style:style style:name="P5" style:family="paragraph">
      <style:paragraph-properties fo:text-align="center"/>
      <style:text-properties fo:color="#33766e"/>
    </style:style>
    <style:style style:name="P6" style:family="paragraph">
      <loext:graphic-properties draw:opacity="0%"/>
      <style:paragraph-properties fo:text-align="center"/>
      <style:text-properties fo:color="#33766e"/>
    </style:style>
    <style:style style:name="P7" style:family="paragraph">
      <style:paragraph-properties fo:text-align="center"/>
      <style:text-properties fo:color="#33766e" fo:font-size="15pt" style:font-size-asian="15pt" style:font-size-complex="15pt"/>
    </style:style>
    <style:style style:name="P8" style:family="paragraph">
      <loext:graphic-properties draw:opacity="0%"/>
      <style:paragraph-properties fo:text-align="center"/>
      <style:text-properties fo:color="#33766e" fo:font-size="15pt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3766e"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9cm" svg:height="3.1cm" svg:x="3.7cm" svg:y="2.2cm">
          <text:p text:style-name="P1"><text:span text:style-name="T1">Détection des fichiers</text:span></text:p>
          <text:p text:style-name="P1"><text:span text:style-name="T1">manquants dans le</text:span></text:p>
          <text:p text:style-name="P1"><text:span text:style-name="T1">dossier local et la</text:span></text:p>
          <text:p text:style-name="P1"><text:span text:style-name="T1">boite 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5cm" svg:height="3.8cm" svg:x="3.4cm" svg:y="7.2cm">
          <text:p text:style-name="P3"><text:span text:style-name="T2">Fichier manquant</text:span></text:p>
          <text:p text:style-name="P3"><text:span text:style-name="T2">dans la boite mail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6.5cm" svg:height="3.8cm" svg:x="3.401cm" svg:y="16.701cm">
          <text:p text:style-name="P3"><text:span text:style-name="T2">Fichier manquant</text:span></text:p>
          <text:p text:style-name="P3"><text:span text:style-name="T2">dans le dossier local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3" draw:id="id3" draw:layer="layout" svg:width="2.4cm" svg:height="1cm" svg:x="12.3cm" svg:y="8.6cm">
          <text:p text:style-name="P5">O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6.4cm" svg:height="2.8cm" draw:transform="skewX (0.0235619449019234) translate (10.3cm 13.3cm)">
          <text:p text:style-name="P1"><text:span text:style-name="T1">Transformation du fichier</text:span></text:p>
          <text:p text:style-name="P1"><text:span text:style-name="T1">en Base64 et ajout</text:span></text:p>
          <text:p text:style-name="P1"><text:span text:style-name="T1">dans la boite mai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1.9cm" svg:height="0.9cm" svg:x="5.7cm" svg:y="12.4cm">
          <text:p text:style-name="P5">N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9" draw:id="id9" draw:layer="layout" svg:width="1.9cm" svg:height="0.9cm" svg:x="5.701cm" svg:y="21.901cm">
          <text:p text:style-name="P5">N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6.905cm" svg:height="2.9cm" draw:transform="skewX (0.0235619449019234) translate (10.1cm 22.6cm)">
          <text:p text:style-name="P1"><text:span text:style-name="T1">Récupération du mail du</text:span></text:p>
          <text:p text:style-name="P1"><text:span text:style-name="T1">fichier, transformation du</text:span></text:p>
          <text:p text:style-name="P1"><text:span text:style-name="T1">contenu en fichier et</text:span></text:p>
          <text:p text:style-name="P1"><text:span text:style-name="T1">ajout au dossier loc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3.898cm" svg:height="2.198cm" svg:x="4.702cm" svg:y="25.602cm">
          <text:p text:style-name="P7"><text:span text:style-name="T3">Fin de la</text:span></text:p>
          <text:p text:style-name="P7"><text:span text:style-name="T3">synchron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svg:x1="6.65cm" svg:y1="5.3cm" svg:x2="6.65cm" svg:y2="7.2cm" draw:start-shape="id1" draw:start-glue-point="2" draw:end-shape="id2" draw:end-glue-point="4" svg:d="M6650 5300v1900" svg:viewBox="0 0 1 1901">
          <text:p/>
        </draw:connector>
        <draw:connector draw:style-name="gr9" draw:text-style-name="P9" draw:layer="layout" svg:x1="9.9cm" svg:y1="9.1cm" svg:x2="12.3cm" svg:y2="9.1cm" draw:start-shape="id2" draw:start-glue-point="7" draw:end-shape="id3" draw:end-glue-point="3" svg:d="M9900 9100h2400" svg:viewBox="0 0 2401 1">
          <text:p/>
        </draw:connector>
        <draw:connector draw:style-name="gr9" draw:text-style-name="P9" draw:layer="layout" svg:x1="13.5cm" svg:y1="9.6cm" svg:x2="13.501cm" svg:y2="13.3cm" draw:start-shape="id3" draw:start-glue-point="2" draw:end-shape="id4" draw:end-glue-point="0" svg:d="M13500 9600v1851h1v1849" svg:viewBox="0 0 2 3701">
          <text:p/>
        </draw:connector>
        <draw:connector draw:style-name="gr9" draw:text-style-name="P9" draw:layer="layout" svg:x1="6.65cm" svg:y1="11cm" svg:x2="6.65cm" svg:y2="12.4cm" draw:start-shape="id2" draw:start-glue-point="6" draw:end-shape="id5" draw:end-glue-point="0" svg:d="M6650 11000v1400" svg:viewBox="0 0 1 1401">
          <text:p/>
        </draw:connector>
        <draw:connector draw:style-name="gr10" draw:text-style-name="P9" draw:layer="layout" svg:x1="6.65cm" svg:y1="13.3cm" svg:x2="6.651cm" svg:y2="16.701cm" draw:start-shape="id5" draw:start-glue-point="2" draw:end-shape="id6" draw:end-glue-point="4" svg:d="M6650 13300v1701h1v1700" svg:viewBox="0 0 2 3402">
          <text:p/>
        </draw:connector>
        <draw:connector draw:style-name="gr9" draw:text-style-name="P9" draw:layer="layout" svg:x1="10.24cm" svg:y1="14.7cm" svg:x2="6.651cm" svg:y2="16.701cm" draw:start-shape="id4" draw:start-glue-point="3" draw:end-shape="id6" draw:end-glue-point="4" svg:d="M10240 14700h-3589v2001" svg:viewBox="0 0 3590 2002">
          <text:p/>
        </draw:connector>
        <draw:connector draw:style-name="gr9" draw:text-style-name="P9" draw:layer="layout" svg:x1="13.552cm" svg:y1="19.1cm" svg:x2="13.553cm" svg:y2="22.6cm" draw:start-shape="id7" draw:end-shape="id8" svg:d="M13552 19100v1751h1v1749" svg:viewBox="0 0 2 3501">
          <text:p/>
        </draw:connector>
        <draw:connector draw:style-name="gr9" draw:text-style-name="P9" draw:layer="layout" svg:x1="6.651cm" svg:y1="20.501cm" svg:x2="6.651cm" svg:y2="21.901cm" draw:start-shape="id6" draw:start-glue-point="6" draw:end-shape="id9" draw:end-glue-point="0" svg:d="M6651 20501v1400" svg:viewBox="0 0 1 1401">
          <text:p/>
        </draw:connector>
        <draw:connector draw:style-name="gr10" draw:text-style-name="P9" draw:layer="layout" svg:x1="6.651cm" svg:y1="22.801cm" svg:x2="6.651cm" svg:y2="25.602cm" draw:start-shape="id9" draw:start-glue-point="2" draw:end-shape="id10" draw:end-glue-point="0" svg:d="M6651 22801v2801" svg:viewBox="0 0 1 2802">
          <text:p/>
        </draw:connector>
        <draw:connector draw:style-name="gr9" draw:text-style-name="P9" draw:layer="layout" svg:x1="10.039cm" svg:y1="24.05cm" svg:x2="6.651cm" svg:y2="25.602cm" draw:start-shape="id8" draw:start-glue-point="3" draw:end-shape="id10" draw:end-glue-point="0" svg:d="M10039 24050h-3388v1552" svg:viewBox="0 0 3389 1553">
          <text:p/>
        </draw:connector>
        <draw:connector draw:style-name="gr9" draw:text-style-name="P9" draw:layer="layout" svg:x1="9.901cm" svg:y1="18.601cm" svg:x2="12.3cm" svg:y2="18.6cm" draw:start-shape="id6" draw:start-glue-point="7" draw:end-shape="id7" draw:end-glue-point="3" svg:d="M9901 18601h1200v-1h1199" svg:viewBox="0 0 2400 2">
          <text:p/>
        </draw:connector>
        <draw:custom-shape draw:style-name="gr11" draw:text-style-name="P6" xml:id="id7" draw:id="id7" draw:layer="layout" svg:width="2.504cm" svg:height="1cm" svg:x="12.3cm" svg:y="18.1cm">
          <text:p text:style-name="P5">O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09:10:01.880000000</meta:creation-date>
    <dc:date>2017-05-10T09:28:53.940000000</dc:date>
    <meta:editing-duration>PT8M20S</meta:editing-duration>
    <meta:editing-cycles>2</meta:editing-cycles>
    <meta:generator>LibreOffice/5.3.2.2$Windows_x86 LibreOffice_project/6cd4f1ef626f15116896b1d8e1398b56da0d0ee1</meta:generator>
    <meta:document-statistic meta:object-count="21"/>
  </office:meta>
</office:document-meta>
</file>